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gtree" svg:font-family="Figtree, system-ui, Helvetica, sans-serif"/>
    <style:font-face style:name="Instrument Sans" svg:font-family="'Instrument Sans', system-u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tian Mono" svg:font-family="'Martian Mono', ui-monospace, 'Cascadia Code', 'Source Code Pro', Menlo, Consolas, 'DejaVu Sans Mono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7.553cm" table:align="left"/>
    </style:style>
    <style:style style:name="Tabla1.A" style:family="table-column">
      <style:table-column-properties style:column-width="1.053cm"/>
    </style:style>
    <style:style style:name="Tabla1.B" style:family="table-column">
      <style:table-column-properties style:column-width="1.66cm"/>
    </style:style>
    <style:style style:name="Tabla1.C" style:family="table-column">
      <style:table-column-properties style:column-width="2.81cm"/>
    </style:style>
    <style:style style:name="Tabla1.D" style:family="table-column">
      <style:table-column-properties style:column-width="2.03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Heading_20_3">
      <style:paragraph-properties fo:margin-left="0cm" fo:margin-right="0cm" fo:margin-top="0cm" fo:margin-bottom="0cm" style:contextual-spacing="false" fo:line-height="110%" fo:orphans="2" fo:widows="2" fo:text-indent="0cm" style:auto-text-indent="false"/>
      <style:text-properties fo:font-variant="normal" fo:text-transform="none" fo:color="#000000" loext:opacity="100%" style:font-name="Figtree" fo:font-size="12pt" fo:letter-spacing="normal" fo:font-style="normal" fo:font-weight="normal"/>
    </style:style>
    <style:style style:name="P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Figtree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strument Sans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strument Sans" fo:font-size="12pt" fo:letter-spacing="normal" fo:font-style="normal" fo:font-weight="normal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6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Instrument Sans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Instrument Sans" fo:font-size="12pt" fo:letter-spacing="normal" fo:font-style="normal" fo:font-weight="bold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style:font-name="Martian Mono" fo:font-size="9pt" fo:letter-spacing="normal" fo:font-style="normal" fo:font-weight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amos paso a paso, Ezequiel!</text:p>
      <text:p text:style-name="P8">Guía para migrar tus correos electrónicos</text:p>
      <text:list text:style-name="L1">
        <text:list-item>
          <text:p text:style-name="P9"><text:span text:style-name="Strong_20_Emphasis">Crea las mismas cuentas de correo en el nuevo hosting.</text:span></text:p>
        </text:list-item>
        <text:list-item>
          <text:p text:style-name="P9"><text:span text:style-name="Strong_20_Emphasis">Acceda a su correo actual en Hostinger</text:span> y al nuevo correo desde un cliente de correo electrónico (como Outlook o Thunderbird) usando IMAP para ambos (esto descarga todos los mensajes del servidor).</text:p>
        </text:list-item>
        <text:list-item>
          <text:p text:style-name="P9"><text:span text:style-name="Strong_20_Emphasis">Selecciona y copia los correos</text:span> de la cuenta antigua a la nueva en el cliente de correo; puedes arrastrar y soltar carpetas o mensajes.</text:p>
        </text:list-item>
        <text:list-item>
          <text:p text:style-name="P9"><text:span text:style-name="Strong_20_Emphasis">Verifica que todos los correos se hayan transferido correctamente</text:span> antes de cerrar la cuenta antigua.</text:p>
        </text:list-item>
        <text:list-item>
          <text:p text:style-name="P10">Si tienes muchas cuentas, repite el proceso para cada una.</text:p>
        </text:list-item>
      </text:list>
      <text:p text:style-name="P8">Puedes seguir esta guía para más detalles: <text:a xlink:type="simple" xlink:href="https://support.hostinger.com/en/articles/5866288-how-to-import-emails-to-hostinger-email" office:target-frame-name="_blank" xlink:show="new" text:style-name="Internet_20_link" text:visited-style-name="Visited_20_Internet_20_Link">Cómo importar correos electrónicos a Hostinger Email </text:a>.</text:p>
      <text:p text:style-name="P5"><text:span text:style-name="T1">A y un CNAME</text:span> </text:p>
      <text:p text:style-name="P5"><text:span text:style-name="T3"> </text:span><text:span text:style-name="T1">(MX, TXT, SPF, DKIM, etc.).</text:span> </text:p>
      <text:p text:style-name="P5"/>
      <text:h text:style-name="P2" text:outline-level="3">¿Dónde encontrar los registros en Hostinger?</text:h>
      <text:p text:style-name="P11"><text:span text:style-name="T1">Debes buscar en el panel de control de Hostinger, en la sección de </text:span><text:span text:style-name="Strong_20_Emphasis"><text:span text:style-name="T2">DNS</text:span></text:span><text:span text:style-name="T1"> o </text:span><text:span text:style-name="Strong_20_Emphasis"><text:span text:style-name="T2">Zona DNS</text:span></text:span><text:span text:style-name="T1"> . Allí verás una lista de registros, entre ellos:</text:span></text:p>
      <text:list text:style-name="L2">
        <text:list-item>
          <text:p text:style-name="P12"><text:span text:style-name="Strong_20_Emphasis"><text:span text:style-name="T2">MX</text:span></text:span><text:span text:style-name="T1"> : Son los registros que indican a qué servidor se debe entregar el correo de tu dominio.</text:span></text:p>
        </text:list-item>
        <text:list-item>
          <text:p text:style-name="P12"><text:span text:style-name="Strong_20_Emphasis"><text:span text:style-name="T2">TXT</text:span></text:span><text:span text:style-name="T1"> : Se usan para validaciones, SPF, DKIM y DMARC (seguridad y autenticación de correo).</text:span></text:p>
        </text:list-item>
        <text:list-item>
          <text:p text:style-name="P16"><text:span text:style-name="Strong_20_Emphasis"><text:span text:style-name="T2">SPF</text:span></text:span><text:span text:style-name="T1"> : Suele estar como un registro TXT que comienza con </text:span><text:span text:style-name="Source_20_Text"><text:span text:style-name="T4">v=spf1</text:span></text:span><text:span text:style-name="T1">.</text:span></text:p>
        </text:list-item>
        <text:list-item>
          <text:p text:style-name="P12"><text:span text:style-name="Strong_20_Emphasis"><text:span text:style-name="T2">DKIM</text:span></text:span><text:span text:style-name="T1"> : También es un registro TXT, normalmente con un nombre largo que incluye “_domainkey”.</text:span></text:p>
        </text:list-item>
        <text:list-item>
          <text:p text:style-name="P16"><text:span text:style-name="Strong_20_Emphasis"><text:span text:style-name="T2">DMARC</text:span></text:span><text:span text:style-name="T1"> : Otro registro TXT, normalmente con el nombre </text:span><text:span text:style-name="Source_20_Text"><text:span text:style-name="T4">_dmarc</text:span></text:span><text:span text:style-name="T1">.</text:span></text:p>
        </text:list-item>
      </text:list>
      <text:p text:style-name="P11"><text:span text:style-name="Strong_20_Emphasis"><text:span text:style-name="T2">Importante:</text:span></text:span><text:span text:style-name="T1"> Copia exactamente el nombre, tipo y valor de cada registro.</text:span></text:p>
      <text:p text:style-name="Horizontal_20_Line"/>
      <text:h text:style-name="P1" text:outline-level="3">2. ¿Dónde pegar estos registros en Netlify?</text:h>
      <text:p text:style-name="P17">Debes agregarlos en el panel de Netlify DNS para tu dominio. El proceso es:</text:p>
      <text:list text:style-name="L3">
        <text:list-item>
          <text:p text:style-name="P13"><text:span text:style-name="T1">Ve a la pestaña </text:span><text:span text:style-name="Strong_20_Emphasis"><text:span text:style-name="T2">Domains</text:span></text:span><text:span text:style-name="T1"> de tu equipo en Netlify.</text:span></text:p>
        </text:list-item>
        <text:list-item>
          <text:p text:style-name="P18">Selecciona el dominio que quieres editar.</text:p>
        </text:list-item>
        <text:list-item>
          <text:p text:style-name="P13"><text:span text:style-name="T1">En la sección </text:span><text:span text:style-name="Strong_20_Emphasis"><text:span text:style-name="T2">Registros DNS</text:span></text:span><text:span text:style-name="T1"> , haz clic en </text:span><text:span text:style-name="Strong_20_Emphasis"><text:span text:style-name="T2">Agregar nuevo registro</text:span></text:span><text:span text:style-name="T1"> .</text:span></text:p>
        </text:list-item>
        <text:list-item>
          <text:p text:style-name="P18">Elige el tipo de registro (MX, TXT, etc.) y completa los campos con la información que copiaste de Hostinger.</text:p>
        </text:list-item>
        <text:list-item>
          <text:p text:style-name="P13"><text:span text:style-name="T1">Haz clic en </text:span><text:span text:style-name="Strong_20_Emphasis"><text:span text:style-name="T2">Guardar</text:span></text:span><text:span text:style-name="T1"> para guardar cada registro.</text:span></text:p>
        </text:list-item>
      </text:list>
      <text:p text:style-name="P11"><text:span text:style-name="T1">Puedes agregar todos los registros que necesites, uno por uno. Netlify admite los tipos de registros necesarios para correo: MX, TXT, etc. </text:span><text:a xlink:type="simple" xlink:href="https://docs.netlify.com/manage/domains/configure-domains/dns-records/#supported-record-types" text:style-name="Internet_20_link" text:visited-style-name="Visited_20_Internet_20_Link">Ver documentación oficial</text:a><text:span text:style-name="T1"> .</text:span></text:p>
      <text:p text:style-name="Horizontal_20_Line"/>
      <text:h text:style-name="P1" text:outline-level="3">3. Ejemplo de cómo agregar un registro MX en Netlify</text:h>
      <text:p text:style-name="P17">Supón que en Hostinger tienes este registro MX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ext:soft-page-break/>
          <table:table-row>
            <table:table-cell table:style-name="Tabla1.A1" office:value-type="string">
              <text:p text:style-name="P7">Tipo</text:p>
            </table:table-cell>
            <table:table-cell table:style-name="Tabla1.A1" office:value-type="string">
              <text:p text:style-name="P7">Nombre</text:p>
            </table:table-cell>
            <table:table-cell table:style-name="Tabla1.A1" office:value-type="string">
              <text:p text:style-name="P7">Valor</text:p>
            </table:table-cell>
            <table:table-cell table:style-name="Tabla1.A1" office:value-type="string">
              <text:p text:style-name="P7">Prioridad</text:p>
            </table:table-cell>
          </table:table-row>
        </table:table-header-rows>
        <table:table-row>
          <table:table-cell table:style-name="Tabla1.A1" office:value-type="string">
            <text:p text:style-name="P6">MX</text:p>
          </table:table-cell>
          <table:table-cell table:style-name="Tabla1.A1" office:value-type="string">
            <text:p text:style-name="P6">@</text:p>
          </table:table-cell>
          <table:table-cell table:style-name="Tabla1.A1" office:value-type="string">
            <text:p text:style-name="P6">mx1.zoho.com.</text:p>
          </table:table-cell>
          <table:table-cell table:style-name="Tabla1.A1" office:value-type="string">
            <text:p text:style-name="P6">10</text:p>
          </table:table-cell>
        </table:table-row>
      </table:table>
      <text:p text:style-name="P17">En Netlify, al agregar un nuevo registro:</text:p>
      <text:list text:style-name="L4">
        <text:list-item>
          <text:p text:style-name="P14"><text:span text:style-name="Strong_20_Emphasis"><text:span text:style-name="T2">Tipo</text:span></text:span><text:span text:style-name="T1"> : MX</text:span></text:p>
        </text:list-item>
        <text:list-item>
          <text:p text:style-name="P14"><text:span text:style-name="Strong_20_Emphasis"><text:span text:style-name="T2">Nombre</text:span></text:span><text:span text:style-name="T1"> : @</text:span></text:p>
        </text:list-item>
        <text:list-item>
          <text:p text:style-name="P14"><text:span text:style-name="Strong_20_Emphasis"><text:span text:style-name="T2">Valor</text:span></text:span><text:span text:style-name="T1"> : mx1.zoho.com.</text:span></text:p>
        </text:list-item>
        <text:list-item>
          <text:p text:style-name="P14"><text:span text:style-name="Strong_20_Emphasis"><text:span text:style-name="T2">Prioridad</text:span></text:span><text:span text:style-name="T1"> : 10</text:span></text:p>
        </text:list-item>
      </text:list>
      <text:p text:style-name="P17">Haz lo mismo para cada registro TXT, SPF, DKIM, etc.</text:p>
      <text:p text:style-name="Horizontal_20_Line"/>
      <text:h text:style-name="P1" text:outline-level="3">4. Recursos útiles</text:h>
      <text:list text:style-name="L5">
        <text:list-item>
          <text:p text:style-name="P15"><text:a xlink:type="simple" xlink:href="https://docs.netlify.com/manage/domains/configure-domains/dns-records/#add-a-new-record" text:style-name="Internet_20_link" text:visited-style-name="Visited_20_Internet_20_Link"><text:span text:style-name="T1">Cómo agregar registros DNS en Netlify</text:span></text:a></text:p>
        </text:list-item>
        <text:list-item>
          <text:p text:style-name="P15"><text:a xlink:type="simple" xlink:href="https://answers.netlify.com/t/support-guide-how-can-i-receive-emails-on-my-domain/178" text:style-name="Internet_20_link" text:visited-style-name="Visited_20_Internet_20_Link"><text:span text:style-name="T1">Guía oficial para recibir correos en tu dominio con Netlify DNS</text:span></text:a></text:p>
        </text:list-item>
      </text:list>
      <text:p text:style-name="Horizontal_20_Line"/>
      <text:p text:style-name="P11"><text:span text:style-name="Strong_20_Emphasis"><text:span text:style-name="T2">Resumen:</text:span></text:span><text:span text:style-name="T1"><text:line-break/>Busca todos los registros MX, TXT, SPF, DKIM y DMARC en la zona DNS de Hostinger, cópialos y agregalos uno por uno en la sección de registros DNS de tu dominio en Netlify, usando el botón “Add new record” y seleccionando el tipo adecuado para cada uno. Así aseguras que tu correo siga funcionando tras el cambio de DNS.</text:span></text:p>
      <text:p text:style-name="P5"/>
      <text:p text:style-name="P5"/>
      <text:p text:style-name="P5">Protocolo</text:p>
      <text:p text:style-name="P3">Anfitrión</text:p>
      <text:p text:style-name="P3">Puerto</text:p>
      <text:p text:style-name="P4">Encriptación</text:p>
      <text:p text:style-name="P8">Servidor entrante (IMAP)</text:p>
      <text:p text:style-name="P8">imap.hostinger.com</text:p>
      <text:p text:style-name="P8">993</text:p>
      <text:p text:style-name="P8">SSL</text:p>
      <text:p text:style-name="P8">Servidor de salida (SMTP)</text:p>
      <text:p text:style-name="P8">smtp.hostinger.com</text:p>
      <text:p text:style-name="P8">465</text:p>
      <text:p text:style-name="P8">SSL</text:p>
      <text:list text:style-name="L6">
        <text:list-item>
          <text:p text:style-name="P21">Abre la aplicación de Gmail y toca tu foto/perfil arriba a la derecha, luego selecciona "Agregar otra cuenta".</text:p>
        </text:list-item>
        <text:list-item>
          <text:p text:style-name="P19">Elige "Otra" (no Google, Outlook, Yahoo, etc.).</text:p>
        </text:list-item>
        <text:list-item>
          <text:p text:style-name="P19">Escribe tu dirección de correo completa (ejemplo: <text:a xlink:type="simple" xlink:href="mailto:correo@agarch-ar.com" office:target-frame-name="_blank" xlink:show="new" text:style-name="Internet_20_link" text:visited-style-name="Visited_20_Internet_20_Link">correo@agarch-ar.com </text:a>) y toca "Siguiente".</text:p>
        </text:list-item>
        <text:list-item>
          <text:p text:style-name="P19">Ingresa la contraseña de tu correo y elige IMAP como tipo de cuenta.</text:p>
        </text:list-item>
        <text:list-item>
          <text:p text:style-name="P19">Configura los datos así:</text:p>
          <text:list>
            <text:list-item>
              <text:p text:style-name="P19">Servidor entrante (IMAP): imap.hostinger.com, puerto 993, seguridad SSL</text:p>
            </text:list-item>
            <text:list-item>
              <text:p text:style-name="P19">Servidor saliente (SMTP): smtp.hostinger.com, puerto 465, seguridad SSL</text:p>
            </text:list-item>
          </text:list>
        </text:list-item>
        <text:list-item>
          <text:p text:style-name="P20">Completa y guarda; Gmail sincronizará tu correo.</text:p>
        </text:list-item>
      </text:list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gtree" svg:font-family="Figtree, system-ui, Helvetica, sans-serif"/>
    <style:font-face style:name="Instrument Sans" svg:font-family="'Instrument Sans', system-u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tian Mono" svg:font-family="'Martian Mono', ui-monospace, 'Cascadia Code', 'Source Code Pro', Menlo, Consolas, 'DejaVu Sans Mono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2T23:57:13.758000000</meta:creation-date>
    <dc:date>2025-08-23T01:54:33.385000000</dc:date>
    <meta:editing-duration>PT41M12S</meta:editing-duration>
    <meta:editing-cycles>1</meta:editing-cycles>
    <meta:document-statistic meta:table-count="1" meta:image-count="0" meta:object-count="0" meta:page-count="3" meta:paragraph-count="66" meta:word-count="600" meta:character-count="3429" meta:non-whitespace-character-count="2921"/>
    <meta:generator>LibreOffice/24.2.3.2$Windows_X86_64 LibreOffice_project/433d9c2ded56988e8a90e6b2e771ee4e6a5ab2ba</meta:generator>
  </office:meta>
</office:document-meta>
</file>